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on optimized</text:p>
          </table:table-cell>
          <table:table-cell/>
        </table:table-row>
        <table:table-row table:style-name="ro1">
          <table:table-cell office:value-type="string">
            <text:p>Original Code</text:p>
          </table:table-cell>
          <table:table-cell office:value-type="float" office:value="1065.211085">
            <text:p>1065.211085</text:p>
          </table:table-cell>
        </table:table-row>
        <table:table-row table:style-name="ro1">
          <table:table-cell office:value-type="string">
            <text:p>New Proposal 1</text:p>
          </table:table-cell>
          <table:table-cell office:value-type="float" office:value="622.914566">
            <text:p>622.914566</text:p>
          </table:table-cell>
        </table:table-row>
        <table:table-row table:style-name="ro1">
          <table:table-cell office:value-type="string">
            <text:p>New proposal 2</text:p>
          </table:table-cell>
          <table:table-cell office:value-type="float" office:value="485.180948">
            <text:p>485.180948</text:p>
          </table:table-cell>
        </table:table-row>
        <table:table-row table:style-name="ro1">
          <table:table-cell office:value-type="string">
            <text:p>moonshadow</text:p>
          </table:table-cell>
          <table:table-cell office:value-type="float" office:value="444.134248">
            <text:p>444.134248</text:p>
          </table:table-cell>
        </table:table-row>
        <table:table-row table:style-name="ro1">
          <table:table-cell office:value-type="string">
            <text:p>Christoffer</text:p>
          </table:table-cell>
          <table:table-cell office:value-type="float" office:value="623.750185">
            <text:p>623.75018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-O2 Optimized</text:p>
          </table:table-cell>
          <table:table-cell/>
        </table:table-row>
        <table:table-row table:style-name="ro1">
          <table:table-cell office:value-type="string">
            <text:p>Original Code</text:p>
          </table:table-cell>
          <table:table-cell office:value-type="float" office:value="450.68021">
            <text:p>450.68021</text:p>
          </table:table-cell>
        </table:table-row>
        <table:table-row table:style-name="ro1">
          <table:table-cell office:value-type="string">
            <text:p>New Proposal 1</text:p>
          </table:table-cell>
          <table:table-cell office:value-type="float" office:value="430.27532">
            <text:p>430.27532</text:p>
          </table:table-cell>
        </table:table-row>
        <table:table-row table:style-name="ro1">
          <table:table-cell office:value-type="string">
            <text:p>New proposal 2</text:p>
          </table:table-cell>
          <table:table-cell office:value-type="float" office:value="448.538713">
            <text:p>448.538713</text:p>
          </table:table-cell>
        </table:table-row>
        <table:table-row table:style-name="ro1">
          <table:table-cell office:value-type="string">
            <text:p>moonshadow</text:p>
          </table:table-cell>
          <table:table-cell office:value-type="float" office:value="414.948357">
            <text:p>414.948357</text:p>
          </table:table-cell>
        </table:table-row>
        <table:table-row table:style-name="ro1">
          <table:table-cell office:value-type="string">
            <text:p>Christoffer</text:p>
          </table:table-cell>
          <table:table-cell office:value-type="float" office:value="447.661444">
            <text:p>447.661444</text:p>
          </table:table-cell>
        </table:table-row>
      </table:table>
      <table:table table:name="Sheet2" table:style-name="ta1" table:print="false">
        <table:shapes>
          <draw:frame draw:z-index="0" draw:style-name="gr1" svg:width="7.9898in" svg:height="4.4941in" svg:x="0.0004in" svg:y="0.0004in">
            <draw:object draw:notify-on-update-of-ranges="Sheet1.A2:Sheet1.A2 Sheet1.B2:Sheet1.B2 Sheet1.A3:Sheet1.A3 Sheet1.B3:Sheet1.B3 Sheet1.A4:Sheet1.A4 Sheet1.B4:Sheet1.B4 Sheet1.A5:Sheet1.A5 Sheet1.B5:Sheet1.B5 Sheet1.A6:Sheet1.A6 Sheet1.B6:Sheet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1496in" svg:height="4.5839in" svg:x="8.8906in" svg:y="0.0004in">
            <draw:object draw:notify-on-update-of-ranges="Sheet1.A9:Sheet1.A9 Sheet1.B9:Sheet1.B9 Sheet1.A10:Sheet1.A10 Sheet1.B10:Sheet1.B10 Sheet1.A11:Sheet1.A11 Sheet1.B11:Sheet1.B11 Sheet1.A12:Sheet1.A12 Sheet1.B12:Sheet1.B12 Sheet1.A13:Sheet1.A13 Sheet1.B13:Sheet1.B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2/09/2012</text:date>, <text:time>20:5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</meta:initial-creator>
    <meta:creation-date>2012-02-09T20:21:12</meta:creation-date>
    <dc:date>2012-02-09T20:53:31</dc:date>
    <dc:creator>Peter </dc:creator>
    <meta:editing-duration>PT17M9S</meta:editing-duration>
    <meta:editing-cycles>2</meta:editing-cycles>
    <meta:generator>LibreOffice/3.3$Unix LibreOffice_project/330m19$Build-401</meta:generator>
    <meta:document-statistic meta:table-count="3" meta:cell-count="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95cm" svg:height="11.416cm" xlink:href=".." xlink:type="simple" chart:class="chart:bar" chart:style-name="ch1">
        <chart:title svg:x="7.624cm" svg:y="0.364cm" chart:style-name="ch2">
          <text:p>C code optimization</text:p>
        </chart:title>
        <chart:legend chart:legend-position="end" svg:x="16.428cm" svg:y="4.339cm" chart:style-name="ch3"/>
        <chart:plot-area chart:style-name="ch4" table:cell-range-address="Sheet1.A2:Sheet1.B6" chart:data-source-has-labels="column" svg:x="1.538cm" svg:y="1.995cm" svg:width="14.08cm" svg:height="8.773cm">
          <chartooo:coordinate-region svg:x="2.53cm" svg:y="2.194cm" svg:width="13.088cm" svg:height="8.375cm"/>
          <chart:axis chart:dimension="x" chart:name="primary-x" chart:style-name="ch5"/>
          <chart:axis chart:dimension="y" chart:name="primary-y" chart:style-name="ch6">
            <chart:title svg:x="0.451cm" svg:y="7.51cm" chart:style-name="ch7">
              <text:p>clock cycles</text:p>
            </chart:title>
            <chart:grid chart:style-name="ch8" chart:class="major"/>
          </chart:axis>
          <chart:series chart:style-name="ch9" chart:values-cell-range-address="Sheet1.B2:Sheet1.B2" chart:label-cell-address="Sheet1.A2:Sheet1.A2" chart:class="chart:bar">
            <chart:data-point/>
          </chart:series>
          <chart:series chart:style-name="ch10" chart:values-cell-range-address="Sheet1.B3:Sheet1.B3" chart:label-cell-address="Sheet1.A3:Sheet1.A3" chart:class="chart:bar">
            <chart:data-point/>
          </chart:series>
          <chart:series chart:style-name="ch11" chart:values-cell-range-address="Sheet1.B4:Sheet1.B4" chart:label-cell-address="Sheet1.A4:Sheet1.A4" chart:class="chart:bar">
            <chart:data-point/>
          </chart:series>
          <chart:series chart:style-name="ch12" chart:values-cell-range-address="Sheet1.B5:Sheet1.B5" chart:label-cell-address="Sheet1.A5:Sheet1.A5" chart:class="chart:bar">
            <chart:data-point/>
          </chart:series>
          <chart:series chart:style-name="ch13" chart:values-cell-range-address="Sheet1.B6:Sheet1.B6" chart:label-cell-address="Sheet1.A6:Sheet1.A6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 Code</text:p>
                <draw:g>
                  <svg:desc>Sheet1.A2:Sheet1.A2</svg:desc>
                </draw:g>
              </table:table-cell>
              <table:table-cell office:value-type="float" office:value="1065.211085">
                <text:p>1065.211085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New Proposal 1</text:p>
                <draw:g>
                  <svg:desc>Sheet1.A3:Sheet1.A3</svg:desc>
                </draw:g>
              </table:table-cell>
              <table:table-cell office:value-type="float" office:value="622.914566">
                <text:p>622.914566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New proposal 2</text:p>
                <draw:g>
                  <svg:desc>Sheet1.A4:Sheet1.A4</svg:desc>
                </draw:g>
              </table:table-cell>
              <table:table-cell office:value-type="float" office:value="485.180948">
                <text:p>485.180948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>moonshadow</text:p>
                <draw:g>
                  <svg:desc>Sheet1.A5:Sheet1.A5</svg:desc>
                </draw:g>
              </table:table-cell>
              <table:table-cell office:value-type="float" office:value="444.134248">
                <text:p>444.134248</text:p>
                <draw:g>
                  <svg:desc>Sheet1.B5:Sheet1.B5</svg:desc>
                </draw:g>
              </table:table-cell>
            </table:table-row>
            <table:table-row>
              <table:table-cell office:value-type="string">
                <text:p>Christoffer</text:p>
                <draw:g>
                  <svg:desc>Sheet1.A6:Sheet1.A6</svg:desc>
                </draw:g>
              </table:table-cell>
              <table:table-cell office:value-type="float" office:value="623.750185">
                <text:p>623.750185</text:p>
                <draw:g>
                  <svg:desc>Sheet1.B6:Sheet1.B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701cm" svg:height="11.644cm" xlink:href=".." xlink:type="simple" chart:class="chart:bar" chart:style-name="ch1">
        <chart:title svg:x="7.827cm" svg:y="0.368cm" chart:style-name="ch2">
          <text:p>C code optimization</text:p>
        </chart:title>
        <chart:subtitle svg:x="9.361cm" svg:y="1.547cm" chart:style-name="ch3">
          <text:p>gcc -O2</text:p>
        </chart:subtitle>
        <chart:legend chart:legend-position="end" svg:x="16.834cm" svg:y="4.453cm" chart:style-name="ch4"/>
        <chart:plot-area chart:style-name="ch5" table:cell-range-address="Sheet1.A9:Sheet1.B13" chart:data-source-has-labels="column" svg:x="1.547cm" svg:y="2.864cm" svg:width="14.459cm" svg:height="8.128cm">
          <chartooo:coordinate-region svg:x="2.354cm" svg:y="3.063cm" svg:width="13.652cm" svg:height="7.73cm"/>
          <chart:axis chart:dimension="x" chart:name="primary-x" chart:style-name="ch6"/>
          <chart:axis chart:dimension="y" chart:name="primary-y" chart:style-name="ch7">
            <chart:title svg:x="0.451cm" svg:y="8.057cm" chart:style-name="ch8">
              <text:p>clock cycles</text:p>
            </chart:title>
            <chart:grid chart:style-name="ch9" chart:class="major"/>
          </chart:axis>
          <chart:series chart:style-name="ch10" chart:values-cell-range-address="Sheet1.B9:Sheet1.B9" chart:label-cell-address="Sheet1.A9:Sheet1.A9" chart:class="chart:bar">
            <chart:data-point/>
          </chart:series>
          <chart:series chart:style-name="ch11" chart:values-cell-range-address="Sheet1.B10:Sheet1.B10" chart:label-cell-address="Sheet1.A10:Sheet1.A10" chart:class="chart:bar">
            <chart:data-point/>
          </chart:series>
          <chart:series chart:style-name="ch12" chart:values-cell-range-address="Sheet1.B11:Sheet1.B11" chart:label-cell-address="Sheet1.A11:Sheet1.A11" chart:class="chart:bar">
            <chart:data-point/>
          </chart:series>
          <chart:series chart:style-name="ch13" chart:values-cell-range-address="Sheet1.B12:Sheet1.B12" chart:label-cell-address="Sheet1.A12:Sheet1.A12" chart:class="chart:bar">
            <chart:data-point/>
          </chart:series>
          <chart:series chart:style-name="ch14" chart:values-cell-range-address="Sheet1.B13:Sheet1.B13" chart:label-cell-address="Sheet1.A13:Sheet1.A13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 Code</text:p>
                <draw:g>
                  <svg:desc>Sheet1.A9:Sheet1.A9</svg:desc>
                </draw:g>
              </table:table-cell>
              <table:table-cell office:value-type="float" office:value="450.68021">
                <text:p>450.68021</text:p>
                <draw:g>
                  <svg:desc>Sheet1.B9:Sheet1.B9</svg:desc>
                </draw:g>
              </table:table-cell>
            </table:table-row>
            <table:table-row>
              <table:table-cell office:value-type="string">
                <text:p>New Proposal 1</text:p>
                <draw:g>
                  <svg:desc>Sheet1.A10:Sheet1.A10</svg:desc>
                </draw:g>
              </table:table-cell>
              <table:table-cell office:value-type="float" office:value="430.27532">
                <text:p>430.27532</text:p>
                <draw:g>
                  <svg:desc>Sheet1.B10:Sheet1.B10</svg:desc>
                </draw:g>
              </table:table-cell>
            </table:table-row>
            <table:table-row>
              <table:table-cell office:value-type="string">
                <text:p>New proposal 2</text:p>
                <draw:g>
                  <svg:desc>Sheet1.A11:Sheet1.A11</svg:desc>
                </draw:g>
              </table:table-cell>
              <table:table-cell office:value-type="float" office:value="448.538713">
                <text:p>448.538713</text:p>
                <draw:g>
                  <svg:desc>Sheet1.B11:Sheet1.B11</svg:desc>
                </draw:g>
              </table:table-cell>
            </table:table-row>
            <table:table-row>
              <table:table-cell office:value-type="string">
                <text:p>moonshadow</text:p>
                <draw:g>
                  <svg:desc>Sheet1.A12:Sheet1.A12</svg:desc>
                </draw:g>
              </table:table-cell>
              <table:table-cell office:value-type="float" office:value="414.948357">
                <text:p>414.948357</text:p>
                <draw:g>
                  <svg:desc>Sheet1.B12:Sheet1.B12</svg:desc>
                </draw:g>
              </table:table-cell>
            </table:table-row>
            <table:table-row>
              <table:table-cell office:value-type="string">
                <text:p>Christoffer</text:p>
                <draw:g>
                  <svg:desc>Sheet1.A13:Sheet1.A13</svg:desc>
                </draw:g>
              </table:table-cell>
              <table:table-cell office:value-type="float" office:value="447.661444">
                <text:p>447.661444</text:p>
                <draw:g>
                  <svg:desc>Sheet1.B13:Sheet1.B1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